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6cm" fo:min-width="1.836cm"/>
      <style:paragraph-properties style:writing-mode="lr-tb"/>
    </style:style>
    <style:style style:name="gr2" style:family="graphic" style:parent-style-name="objectwithoutfill">
      <style:graphic-properties svg:stroke-width="0.212cm" svg:stroke-color="#3465a4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 style:writing-mode="lr-tb"/>
      <style:text-properties fo:color="#ffffff"/>
    </style:style>
    <style:style style:name="P2" style:family="paragraph">
      <loext:graphic-properties draw:fill="solid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3.302cm" svg:x="12.43cm" svg:y="2.143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3.667cm" svg:y="7.477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2.684cm" svg:y="7.477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21.32cm" svg:y="7.223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.127cm" svg:y="12.68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5.953cm" svg:y="12.68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0.652cm" svg:y="12.68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5.097cm" svg:y="12.68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9.288cm" svg:y="12.68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23.479cm" svg:y="12.684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684cm" svg:y1="4.683cm" svg:x2="6.715cm" svg:y2="8.239cm">
          <text:p/>
        </draw:line>
        <draw:line draw:style-name="gr2" draw:text-style-name="P2" draw:layer="layout" svg:x1="14.208cm" svg:y1="5.445cm" svg:x2="14.208cm" svg:y2="7.477cm">
          <text:p/>
        </draw:line>
        <draw:line draw:style-name="gr2" draw:text-style-name="P2" draw:layer="layout" svg:x1="15.478cm" svg:y1="4.556cm" svg:x2="21.701cm" svg:y2="7.858cm">
          <text:p/>
        </draw:line>
        <draw:line draw:style-name="gr2" draw:text-style-name="P2" draw:layer="layout" svg:x1="4.429cm" svg:y1="10.525cm" svg:x2="3.159cm" svg:y2="12.684cm">
          <text:p/>
        </draw:line>
        <draw:line draw:style-name="gr2" draw:text-style-name="P2" draw:layer="layout" svg:x1="6.207cm" svg:y1="10.525cm" svg:x2="7.096cm" svg:y2="12.811cm">
          <text:p/>
        </draw:line>
        <draw:line draw:style-name="gr2" draw:text-style-name="P2" draw:layer="layout" svg:x1="13.446cm" svg:y1="10.525cm" svg:x2="12.43cm" svg:y2="12.684cm">
          <text:p/>
        </draw:line>
        <draw:line draw:style-name="gr2" draw:text-style-name="P2" draw:layer="layout" svg:x1="15.478cm" svg:y1="10.271cm" svg:x2="16.113cm" svg:y2="12.811cm">
          <text:p/>
        </draw:line>
        <draw:line draw:style-name="gr2" draw:text-style-name="P2" draw:layer="layout" svg:x1="22.082cm" svg:y1="10.271cm" svg:x2="21.32cm" svg:y2="12.684cm">
          <text:p/>
        </draw:line>
        <draw:line draw:style-name="gr2" draw:text-style-name="P2" draw:layer="layout" svg:x1="23.86cm" svg:y1="10.271cm" svg:x2="24.622cm" svg:y2="12.8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9:16:37.759954892</meta:creation-date>
    <dc:date>2021-09-04T00:09:30.781368025</dc:date>
    <meta:editing-duration>PT23M36S</meta:editing-duration>
    <meta:editing-cycles>6</meta:editing-cycles>
    <meta:generator>LibreOffice/6.4.7.2$Linux_X86_64 LibreOffice_project/40$Build-2</meta:generator>
    <meta:document-statistic meta:object-count="19"/>
  </office:meta>
</office:document-meta>
</file>